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2in" fo:margin-left="0.0042in" fo:margin-right="-0.0014in" table:align="margins" style:writing-mode="lr-tb"/>
    </style:style>
    <style:style style:name="Table1.A" style:family="table-column">
      <style:table-column-properties style:column-width="3.4583in" style:rel-column-width="4980*"/>
    </style:style>
    <style:style style:name="Table1.B" style:family="table-column">
      <style:table-column-properties style:column-width="3.4639in" style:rel-column-width="498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3"/>Verify that user is able to cancel a ticket which is in waiting 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cancel a ticket which is in waiting 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Ticket is booked for multiple passengers and date of journey is 40 days from current date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 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 and journey date id after 70 days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passenger out of all the passenger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100% of the passenger ticket amount.</text:p>
            <text:p text:style-name="Table_20_Contents"/>
            <text:p text:style-name="Table_20_Contents">Example – If single ticket was of R 1000, User should get an refund of Rs 1000.</text:p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9T13:38:50.77</meta:creation-date>
    <meta:document-statistic meta:table-count="1" meta:image-count="0" meta:object-count="0" meta:page-count="1" meta:paragraph-count="19" meta:word-count="180" meta:character-count="1031"/>
    <dc:date>2017-10-09T13:41:22.03</dc:date>
    <dc:creator>Rajat Jain</dc:creator>
    <meta:editing-duration>PT2M31S</meta:editing-duration>
    <meta:editing-cycles>1</meta:editing-cycles>
    <meta:generator>OpenOffice/4.1.1$Win32 OpenOffice.org_project/411m6$Build-9775</meta:generator>
  </office:meta>
</office:document-meta>
</file>